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e926" officeooo:paragraph-rsid="001fe926"/>
    </style:style>
    <style:style style:name="P2" style:family="paragraph" style:parent-style-name="Standard">
      <style:text-properties officeooo:paragraph-rsid="001fe926"/>
    </style:style>
    <style:style style:name="P3" style:family="paragraph" style:parent-style-name="Standard">
      <style:text-properties fo:font-size="26pt" fo:font-weight="bold" officeooo:rsid="001fe926" officeooo:paragraph-rsid="001fe926" style:font-size-asian="26pt" style:font-weight-asian="bold" style:font-size-complex="26pt" style:font-weight-complex="bold"/>
    </style:style>
    <style:style style:name="P4" style:family="paragraph" style:parent-style-name="Standard">
      <style:text-properties fo:font-size="26pt" fo:font-weight="bold" officeooo:rsid="001fe926" officeooo:paragraph-rsid="002161b8" style:font-size-asian="26pt" style:font-weight-asian="bold" style:font-size-complex="26pt" style:font-weight-complex="bold"/>
    </style:style>
    <style:style style:name="P5" style:family="paragraph" style:parent-style-name="Standard">
      <style:text-properties fo:font-size="12pt" fo:font-weight="normal" officeooo:rsid="002161b8" officeooo:paragraph-rsid="002161b8" style:font-size-asian="10.5pt" style:font-weight-asian="normal" style:font-size-complex="12pt" style:font-weight-complex="normal"/>
    </style:style>
    <style:style style:name="P6" style:family="paragraph" style:parent-style-name="Header">
      <style:text-properties fo:font-size="26pt" officeooo:rsid="0021a159" officeooo:paragraph-rsid="0021a159" style:font-size-asian="26pt" style:font-size-complex="26pt"/>
    </style:style>
    <style:style style:name="P7" style:family="paragraph" style:parent-style-name="Header">
      <style:text-properties fo:font-size="13pt" officeooo:rsid="0021a159" officeooo:paragraph-rsid="0021a159" style:font-size-asian="13pt" style:font-size-complex="13pt"/>
    </style:style>
    <style:style style:name="T1" style:family="text">
      <style:text-properties officeooo:rsid="001fe926"/>
    </style:style>
    <style:style style:name="T2" style:family="text">
      <style:text-properties officeooo:rsid="002161b8"/>
    </style:style>
    <style:style style:name="T3" style:family="text">
      <style:text-properties fo:font-size="20pt" style:font-size-asian="20pt" style:font-size-complex="20pt"/>
    </style:style>
    <style:style style:name="T4" style:family="text">
      <style:text-properties fo:font-size="20pt" officeooo:rsid="002161b8"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text:bookmark-start text:name="__DdeLink__1_443516844"/><text:span text:style-name="T3">Introduction</text:span><text:bookmark-end text:name="__DdeLink__1_443516844"/> </text:p>
      <text:p text:style-name="P1"/>
      <text:p text:style-name="P2"><text:span text:style-name="T1">This paper uses a Recurrent Nueral Networks to find a r</text:span>ecursive structure is commonly found in the inputs of different modalities such as natural scene images or natural language sentences. This is the first deep learning work which learns full scene segmentation, annotation and classification. The same algorithm can be used both to provide a competitive syntactic parser for natural language sentences from the Penn Treebank and to outperform alternative approaches for semantic scene segmentation, annotation and classification. </text:p>
      <text:p text:style-name="P2"/>
      <text:p text:style-name="P2"><text:span text:style-name="T1">This particular approach for NLP is </text:span>different in that it handles variable sized sentences in a natural way and captures the recursive nature of natural language. Furthermore, it jointly learns parsing decisions, categories for each phrase and phrase feature embeddings which capture the semantics of their constituents</text:p>
      <text:p text:style-name="P2"/>
      <text:p text:style-name="P2"/>
      <text:p text:style-name="P4"><text:span text:style-name="T3">In</text:span><text:span text:style-name="T4">put Represetation</text:span><text:span text:style-name="T2"> </text:span></text:p>
      <text:p text:style-name="P4"/>
      <text:p text:style-name="P5">The images are divided in segemets by scenes as described by a paper by Gould et al., 2009)</text:p>
      <text:p text:style-name="P5">Then the feature represenations are found by training the RNN using a the sigmoid as the activation function.</text:p>
      <text:p text:style-name="P5"/>
      <text:p text:style-name="P5">For sentences the bag of words model is used where we map the words to a vector made from a fixed size vocubla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6pt" officeooo:rsid="0021a159" officeooo:paragraph-rsid="0021a159" style:font-size-asian="26pt" style:font-size-complex="26pt"/>
    </style:style>
    <style:style style:name="MP2" style:family="paragraph" style:parent-style-name="Header">
      <style:text-properties fo:font-size="13pt" officeooo:rsid="0021a159" officeooo:paragraph-rsid="0021a159" style:font-size-asian="13pt" style:font-size-complex="13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arsing Natural Scenes and Natural Language</text:p>
        <text:p text:style-name="MP1">with Recursive Neural Networks</text:p>
        <text:p text:style-name="MP1"/>
        <text:p text:style-name="MP2">Richard Socher</text:p>
        <text:p text:style-name="MP2">Cliff Chiung-Yu Lin</text:p>
        <text:p text:style-name="MP2">Andrew Y. Ng</text:p>
        <text:p text:style-name="MP2">Christopher D. Manning</text:p>
        <text:p text:style-name="MP2">Computer Science Department, Stanford Universit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6T12:13:24.476991988</meta:creation-date>
    <dc:date>2015-10-16T12:48:18.260869058</dc:date>
    <meta:editing-duration>PT4M3S</meta:editing-duration>
    <meta:editing-cycles>1</meta:editing-cycles>
    <meta:document-statistic meta:table-count="0" meta:image-count="0" meta:object-count="0" meta:page-count="1" meta:paragraph-count="14" meta:word-count="213" meta:character-count="1391" meta:non-whitespace-character-count="1183"/>
    <meta:generator>LibreOffice/4.2.8.2$Linux_X86_64 LibreOffice_project/420m0$Build-2</meta:generator>
  </office:meta>
</office:document-meta>
</file>